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urier 10 Pitch" svg:font-family="'Courier 10 Pitch', Courier, monospace"/>
    <style:font-face style:name="Lohit Devanagari1" svg:font-family="'Lohit Devanagari'"/>
    <style:font-face style:name="charter" svg:font-family="charter, Georgia, Cambria, 'Times New Roman', Times, serif"/>
    <style:font-face style:name="Liberation Mono" svg:font-family="'Liberation Mono'" style:font-family-generic="modern" style:font-pitch="fixed"/>
    <style:font-face style:name="Noto Sans Mono CJK SC" svg:font-family="'Noto Sans Mono CJK SC'" style:font-family-generic="modern" style:font-pitch="fixed"/>
    <style:font-face style:name="Likhan" svg:font-family="Likhan" style:font-pitch="variable"/>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3255" officeooo:paragraph-rsid="00133255"/>
    </style:style>
    <style:style style:name="P2" style:family="paragraph" style:parent-style-name="Standard">
      <style:text-properties officeooo:rsid="0013d96e" officeooo:paragraph-rsid="0013d96e"/>
    </style:style>
    <style:style style:name="P3" style:family="paragraph" style:parent-style-name="Standard">
      <style:text-properties officeooo:rsid="0013e604" officeooo:paragraph-rsid="0013e604"/>
    </style:style>
    <style:style style:name="P4" style:family="paragraph" style:parent-style-name="Standard">
      <style:text-properties officeooo:rsid="00166c94" officeooo:paragraph-rsid="00166c94"/>
    </style:style>
    <style:style style:name="P5" style:family="paragraph" style:parent-style-name="Standard">
      <style:text-properties officeooo:rsid="001a241f" officeooo:paragraph-rsid="001a241f"/>
    </style:style>
    <style:style style:name="P6" style:family="paragraph" style:parent-style-name="Standard">
      <style:text-properties officeooo:rsid="001d9f71" officeooo:paragraph-rsid="001d9f71"/>
    </style:style>
    <style:style style:name="P7" style:family="paragraph" style:parent-style-name="Standard">
      <style:text-properties officeooo:rsid="001db474" officeooo:paragraph-rsid="001db474"/>
    </style:style>
    <style:style style:name="P8" style:family="paragraph" style:parent-style-name="Standard">
      <style:text-properties officeooo:rsid="001f6466" officeooo:paragraph-rsid="001f6466"/>
    </style:style>
    <style:style style:name="P9" style:family="paragraph" style:parent-style-name="Standard">
      <style:text-properties officeooo:rsid="002134f4" officeooo:paragraph-rsid="002134f4"/>
    </style:style>
    <style:style style:name="P10" style:family="paragraph" style:parent-style-name="Standard">
      <style:text-properties officeooo:rsid="0022ec42" officeooo:paragraph-rsid="0022ec42"/>
    </style:style>
    <style:style style:name="P11" style:family="paragraph" style:parent-style-name="Standard">
      <style:text-properties style:font-name="Likhan" officeooo:rsid="001d9f71" officeooo:paragraph-rsid="001d9f71"/>
    </style:style>
    <style:style style:name="P12" style:family="paragraph" style:parent-style-name="Standard">
      <style:text-properties style:font-name="Tlwg Typist" officeooo:rsid="0022ec42" officeooo:paragraph-rsid="0022ec42"/>
    </style:style>
    <style:style style:name="P13" style:family="paragraph" style:parent-style-name="Standard">
      <style:text-properties style:font-name="Liberation Sans" officeooo:rsid="0022ec42" officeooo:paragraph-rsid="0022ec42"/>
    </style:style>
    <style:style style:name="P14" style:family="paragraph" style:parent-style-name="Standard">
      <style:text-properties style:font-name="Liberation Serif" officeooo:rsid="0022ec42" officeooo:paragraph-rsid="0022ec42"/>
    </style:style>
    <style:style style:name="P15" style:family="paragraph" style:parent-style-name="Standard">
      <style:text-properties style:font-name="Liberation Serif" officeooo:rsid="002432e2" officeooo:paragraph-rsid="002432e2"/>
    </style:style>
    <style:style style:name="P16" style:family="paragraph" style:parent-style-name="Standard">
      <style:text-properties style:font-name="Liberation Serif" officeooo:rsid="001d9f71" officeooo:paragraph-rsid="001d9f71"/>
    </style:style>
    <style:style style:name="P17" style:family="paragraph" style:parent-style-name="Standard">
      <style:text-properties officeooo:rsid="002e11a4" officeooo:paragraph-rsid="002e11a4"/>
    </style:style>
    <style:style style:name="P18" style:family="paragraph" style:parent-style-name="Preformatted_20_Text">
      <style:text-properties fo:font-variant="normal" fo:text-transform="none" fo:color="#222222" style:font-name="Courier 10 Pitch" fo:letter-spacing="normal" fo:font-style="normal" fo:font-weight="normal" officeooo:rsid="001f6466" officeooo:paragraph-rsid="001f6466"/>
    </style:style>
    <style:style style:name="P19" style:family="paragraph" style:parent-style-name="Preformatted_20_Text">
      <style:paragraph-properties fo:margin-top="0cm" fo:margin-bottom="0.247cm" loext:contextual-spacing="false" fo:line-height="160%" fo:orphans="2" fo:widows="2"/>
      <style:text-properties fo:font-variant="normal" fo:text-transform="none" fo:color="#222222" style:font-name="Courier 10 Pitch" fo:letter-spacing="normal" fo:font-style="normal" fo:font-weight="normal"/>
    </style:style>
    <style:style style:name="P20" style:family="paragraph" style:parent-style-name="Standard" style:master-page-name="">
      <loext:graphic-properties draw:fill="none"/>
      <style:paragraph-properties fo:margin-left="-0.3cm" fo:margin-right="0cm" fo:text-indent="0cm" style:auto-text-indent="false" style:page-number="auto" fo:background-color="transparent"/>
      <style:text-properties style:font-name="Liberation Serif" officeooo:rsid="001d9f71" officeooo:paragraph-rsid="001d9f71"/>
    </style:style>
    <style:style style:name="P21" style:family="paragraph" style:parent-style-name="Standard" style:list-style-name="L1">
      <style:text-properties officeooo:paragraph-rsid="0013d96e"/>
    </style:style>
    <style:style style:name="P22" style:family="paragraph" style:parent-style-name="Standard" style:list-style-name="L1">
      <style:text-properties officeooo:rsid="00157e3f" officeooo:paragraph-rsid="00157e3f"/>
    </style:style>
    <style:style style:name="P23" style:family="paragraph" style:parent-style-name="Standard" style:list-style-name="L1">
      <style:text-properties officeooo:rsid="00166c94" officeooo:paragraph-rsid="00166c94"/>
    </style:style>
    <style:style style:name="P24" style:family="paragraph" style:parent-style-name="Standard" style:list-style-name="L2">
      <style:text-properties style:font-name="Liberation Serif" officeooo:rsid="001d9f71" officeooo:paragraph-rsid="001d9f71"/>
    </style:style>
    <style:style style:name="P25" style:family="paragraph" style:parent-style-name="Standard" style:list-style-name="L3">
      <style:text-properties style:font-name="Liberation Serif" officeooo:rsid="001d9f71" officeooo:paragraph-rsid="001d9f71"/>
    </style:style>
    <style:style style:name="P26" style:family="paragraph" style:parent-style-name="Standard">
      <style:text-properties style:font-name="Liberation Serif" officeooo:rsid="0022ec42" officeooo:paragraph-rsid="0022ec42"/>
    </style:style>
    <style:style style:name="P27" style:family="paragraph" style:parent-style-name="Standard" style:list-style-name="L3">
      <style:text-properties officeooo:paragraph-rsid="001d9f71"/>
    </style:style>
    <style:style style:name="P28" style:family="paragraph" style:parent-style-name="Standard" style:list-style-name="L4">
      <style:text-properties officeooo:rsid="001db474" officeooo:paragraph-rsid="001db474"/>
    </style:style>
    <style:style style:name="P29" style:family="paragraph" style:parent-style-name="Standard" style:list-style-name="L5">
      <style:text-properties officeooo:rsid="001f6466" officeooo:paragraph-rsid="001f6466"/>
    </style:style>
    <style:style style:name="P30" style:family="paragraph" style:parent-style-name="Standard">
      <style:text-properties officeooo:rsid="001d9f71" officeooo:paragraph-rsid="001d9f71"/>
    </style:style>
    <style:style style:name="T1" style:family="text">
      <style:text-properties officeooo:rsid="0013d96e"/>
    </style:style>
    <style:style style:name="T2" style:family="text">
      <style:text-properties officeooo:rsid="0015131c"/>
    </style:style>
    <style:style style:name="T3" style:family="text">
      <style:text-properties officeooo:rsid="00157e3f"/>
    </style:style>
    <style:style style:name="T4" style:family="text">
      <style:text-properties officeooo:rsid="0018cb97"/>
    </style:style>
    <style:style style:name="T5" style:family="text">
      <style:text-properties officeooo:rsid="001f6466"/>
    </style:style>
    <style:style style:name="T6" style:family="text">
      <style:text-properties style:font-name="Liberation Serif"/>
    </style:style>
    <style:style style:name="T7" style:family="text">
      <style:text-properties style:font-name="Liberation Serif" officeooo:rsid="001d9f71"/>
    </style:style>
    <style:style style:name="T8" style:family="text">
      <style:text-properties style:font-name="Liberation Serif" fo:font-weight="bold" officeooo:rsid="001d9f71" style:font-weight-asian="bold" style:font-weight-complex="bold"/>
    </style:style>
    <style:style style:name="T9" style:family="text">
      <style:text-properties fo:font-weight="bold" style:font-weight-asian="bold" style:font-weight-complex="bold"/>
    </style:style>
    <style:style style:name="T10" style:family="text">
      <style:text-properties officeooo:rsid="0030f40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at is nodejs?</text:p>
      <text:p text:style-name="P1"/>
      <text:p text:style-name="P1">NodeJS is an open source, asynchronous, event-driven JavaScript runtime environment designed to build scalable network applications.It is a web application framework built on Google Chrome's JavaScript Engine. </text:p>
      <text:p text:style-name="P1">You can also use it for developing: Real-time web applications, Network applications, General-purpose applications, and Distributed systems.</text:p>
      <text:p text:style-name="P2"><text:span text:style-name="T4">(</text:span>Asynchronous here refers to all those functions in JavaScript that are processed in the background without blocking any other request.<text:span text:style-name="T4">)</text:span></text:p>
      <text:p text:style-name="P2"/>
      <text:p text:style-name="P2">What is middleware?</text:p>
      <text:p text:style-name="P2">It is a function that have access to the request object,response object and next function.</text:p>
      <text:p text:style-name="P3">ie. it comes <text:span text:style-name="T3">in the </text:span>middl<text:span text:style-name="T2">e</text:span> of something and that is req-res cycle.</text:p>
      <text:p text:style-name="P2"/>
      <text:p text:style-name="P2">Types of middlewares?</text:p>
      <text:list xml:id="list1675394905" text:style-name="L1">
        <text:list-item>
          <text:p text:style-name="P21"><text:span text:style-name="T1">Application level </text:span><text:span text:style-name="T3">middlewares</text:span><text:span text:style-name="T1">: app.use</text:span></text:p>
        </text:list-item>
        <text:list-item>
          <text:p text:style-name="P22">Router level middlewares: router.use</text:p>
        </text:list-item>
        <text:list-item>
          <text:p text:style-name="P23">Built-in middlewares: express.static,express.json,express.urlencoded</text:p>
        </text:list-item>
        <text:list-item>
          <text:p text:style-name="P23">error handling middlewares: app.use(err,req,res,next)</text:p>
        </text:list-item>
        <text:list-item>
          <text:p text:style-name="P23">Third-party middlewares: bodyparser, cookieparser</text:p>
        </text:list-item>
      </text:list>
      <text:p text:style-name="P4"/>
      <text:p text:style-name="P5">What is event loop?</text:p>
      <text:p text:style-name="P5">Node handles requests using an Event loop inside the NodeJS environment.</text:p>
      <text:p text:style-name="P5">An event loop is an event-listener which functions inside the NodeJS environment and is always ready to listen, process, and output for an event.</text:p>
      <text:p text:style-name="P5">An event can be anything from a mouse click to a keypress or a timeout.</text:p>
      <text:p text:style-name="P5"/>
      <text:p text:style-name="P6">What is callback?</text:p>
      <text:p text:style-name="P6">A callback function is a function passed into another function as an argument, which is then invoked inside the outer function to complete some kind of routine or action <text:span text:style-name="T10">that is, </text:span>callback function is called after a given task. It allows other code to be run in the meantime and prevents any blocking. Being an asynchronous platform, Node.js heavily relies on callback. All APIs of Node are written to support callbacks.</text:p>
      <text:p text:style-name="P6"/>
      <text:p text:style-name="P9">What is an error-first callback?</text:p>
      <text:p text:style-name="P9">Error-first callbacks are used to pass errors and data as well. You have to pass the error as the first parameter, and it has to be checked to see if something went wrong. Additional arguments are used to pass data.</text:p>
      <text:p text:style-name="P10">Example:</text:p>
      <text:p text:style-name="P12">fs.readFile(filePath, function(err, data) { <text:s/></text:p>
      <text:p text:style-name="P12"><text:s text:c="2"/>if (err) {</text:p>
      <text:p text:style-name="P12"><text:s text:c="4"/>// handle the error, the return is important here</text:p>
      <text:p text:style-name="P12"><text:s text:c="4"/>// so execution stops here</text:p>
      <text:p text:style-name="P12"><text:s text:c="4"/>return console.log(err)</text:p>
      <text:p text:style-name="P12"><text:s text:c="2"/>}</text:p>
      <text:p text:style-name="P12"><text:s text:c="2"/>// use the data object</text:p>
      <text:p text:style-name="P12"><text:s text:c="2"/>console.log(data)</text:p>
      <text:p text:style-name="P12">})</text:p>
      <text:p text:style-name="P13"/>
      <text:p text:style-name="P14">What are Promises?</text:p>
      <text:p text:style-name="P14"><text:soft-page-break/>Promises are object which basically gives us a success of an async operation (resolve) or failure of an async operation (reject)</text:p>
      <text:p text:style-name="P14"/>
      <text:p text:style-name="P14">An example can be the following snippet, which after 100ms prints out the result string to the standard output. Also, note the catch, which can be used for error handling. Promises are chainable.</text:p>
      <text:p text:style-name="P15">Example :</text:p>
      <text:p text:style-name="P12">new Promise((resolve, reject) =&gt; {</text:p>
      <text:p text:style-name="P12"><text:s text:c="2"/>setTimeout(() =&gt; {</text:p>
      <text:p text:style-name="P12"><text:s text:c="4"/>resolve('result')</text:p>
      <text:p text:style-name="P12"><text:s text:c="2"/>}, 100)</text:p>
      <text:p text:style-name="P12">})</text:p>
      <text:p text:style-name="P12"><text:s text:c="2"/>.then(console.log)</text:p>
      <text:p text:style-name="P12"><text:s text:c="2"/>.catch(console.error)</text:p>
      <text:p text:style-name="P11"/>
      <text:p text:style-name="P16">How many types of API functions are available in Node.js?</text:p>
      <text:p text:style-name="P16">There are two types of API functions in Node.js:</text:p>
      <text:list xml:id="list2104313189" text:style-name="L2">
        <text:list-item>
          <text:p text:style-name="P24">Asynchronous, Non-blocking functions</text:p>
        </text:list-item>
        <text:list-item>
          <text:p text:style-name="P24">Synchronous, Blocking functions</text:p>
        </text:list-item>
      </text:list>
      <text:p text:style-name="P11"/>
      <text:p text:style-name="P20">How can you avoid callback hells?</text:p>
      <text:p text:style-name="P16">There are lots of ways to solve the issue of callback hells:</text:p>
      <text:list xml:id="list2366701564" text:style-name="L3">
        <text:list-item>
          <text:p text:style-name="P25"><text:span text:style-name="T9">modularization</text:span>: break callbacks into independent functions</text:p>
        </text:list-item>
        <text:list-item>
          <text:p text:style-name="P27"><text:span text:style-name="T7">use a </text:span><text:span text:style-name="T8">control flow library</text:span><text:span text:style-name="T7">, like async</text:span></text:p>
        </text:list-item>
        <text:list-item>
          <text:p text:style-name="P27"><text:span text:style-name="T7">use </text:span><text:span text:style-name="T8">generators with Promises</text:span></text:p>
        </text:list-item>
        <text:list-item>
          <text:p text:style-name="P27"><text:span text:style-name="T7">use </text:span><text:span text:style-name="T8">async/await</text:span><text:span text:style-name="T7"> (note that it is only available in the latest v7 release and not in the LTS version)</text:span></text:p>
        </text:list-item>
      </text:list>
      <text:p text:style-name="P11"/>
      <text:p text:style-name="P7">Advantages and disadvantages of nodejs?</text:p>
      <text:p text:style-name="P7"><text:span text:style-name="T6">Advg</text:span>:</text:p>
      <text:list xml:id="list3793478766" text:style-name="L4">
        <text:list-item>
          <text:p text:style-name="P28">Node.js offers many benefits for web app development like easy scalability, easy to learn, high performance, highly extensible, support of the large and active community, <text:span text:style-name="T5">caching </text:span>and many more.</text:p>
        </text:list-item>
        <text:list-item>
          <text:p text:style-name="P28"/>
        </text:list-item>
      </text:list>
      <text:p text:style-name="P8">Disadvg:</text:p>
      <text:list xml:id="list2167365603" text:style-name="L5">
        <text:list-item>
          <text:p text:style-name="P29">Application Programming Interface (API) is not stable, lack of a strong library support system, and more development time.</text:p>
        </text:list-item>
      </text:list>
      <text:p text:style-name="P8"/>
      <text:p text:style-name="P8"/>
      <text:p text:style-name="P8"/>
      <text:p text:style-name="P17">Update : </text:p>
      <text:p text:style-name="P18">db.Employee.update(</text:p>
      <text:p text:style-name="P19">{"Employeeid" : 1},</text:p>
      <text:p text:style-name="P19">{$set: { "EmployeeName" : "NewMartin"}});</text:p>
      <text:p text:style-name="P8">Promise.race</text:p>
      <text:p text:style-name="P8">Promise.race takes an array of Promises as parameter and returns a Promise. This Promise will resolve as soon as one of the Promises of the array resolves or reject as soon as one rejects.</text:p>
      <text:p text:style-name="P8">const promiseRace = Promise.race(arrayOfPromises);</text:p>
      <text:p text:style-name="P8">promiseRace.then(() =&gt; console.log('One resolved'))</text:p>
      <text:p text:style-name="P8"><text:s text:c="12"/>.catch(() =&gt; console.log('One rejected'));</text:p>
      <text:p text:style-name="P8"><text:soft-page-break/></text:p>
      <text:p text:style-name="P8"/>
      <text:p text:style-name="P8">Promise.all resolves after all the Promises of the array resolve.</text:p>
      <text:p text:style-name="P8">const promiseAll = Promise.all(arrayOfPromises);</text:p>
      <text:p text:style-name="P8">promiseAll.then(() =&gt; console.log('All resolved'))</text:p>
      <text:p text:style-name="P8"><text:s text:c="10"/>.catch(() =&gt; console.log('An error occur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urier 10 Pitch" svg:font-family="'Courier 10 Pitch', Courier, monospace"/>
    <style:font-face style:name="Lohit Devanagari1" svg:font-family="'Lohit Devanagari'"/>
    <style:font-face style:name="charter" svg:font-family="charter, Georgia, Cambria, 'Times New Roman', Times, serif"/>
    <style:font-face style:name="Liberation Mono" svg:font-family="'Liberation Mono'" style:font-family-generic="modern" style:font-pitch="fixed"/>
    <style:font-face style:name="Noto Sans Mono CJK SC" svg:font-family="'Noto Sans Mono CJK SC'" style:font-family-generic="modern" style:font-pitch="fixed"/>
    <style:font-face style:name="Likhan" svg:font-family="Likhan" style:font-pitch="variable"/>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2T10:08:49.655207106</meta:creation-date>
    <dc:date>2022-05-15T22:16:44.022232803</dc:date>
    <meta:editing-duration>PT9H45M42S</meta:editing-duration>
    <meta:editing-cycles>30</meta:editing-cycles>
    <meta:generator>LibreOffice/6.4.7.2$Linux_X86_64 LibreOffice_project/40$Build-2</meta:generator>
    <meta:document-statistic meta:table-count="0" meta:image-count="0" meta:object-count="0" meta:page-count="3" meta:paragraph-count="71" meta:word-count="626" meta:character-count="4174" meta:non-whitespace-character-count="3574"/>
  </office:meta>
</office:document-meta>
</file>